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Reference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ReferenceImpl.setBase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ReferenceImpl.setReadOnly( boolean readOnly , boolean dee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ntityReference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ReferenceImpl.synchronizeChildr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tityReferenceImpl.getEntityRefValu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EntityReferenceImpl.getNod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ReferenceImpl.EntityReferenceImpl( CoreDocumentImpl ownerDoc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ReferenceImpl.getBaseURI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